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f23" officeooo:paragraph-rsid="00066f23"/>
    </style:style>
    <style:style style:name="P2" style:family="paragraph" style:parent-style-name="Standard">
      <style:text-properties officeooo:rsid="00066f23" officeooo:paragraph-rsid="00066f23"/>
    </style:style>
    <style:style style:name="T1" style:family="text">
      <style:text-properties officeooo:rsid="0008f72f"/>
    </style:style>
    <style:style style:name="T2" style:family="text">
      <style:text-properties officeooo:rsid="000fc87f"/>
    </style:style>
    <style:style style:name="T3" style:family="text">
      <style:text-properties officeooo:rsid="00100c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ample PDF <text:span text:style-name="T2">1</text:span></text:p>
      <text:p text:style-name="P1"/>
      <text:p text:style-name="P1"/>
      <text:p text:style-name="P1">This is a placeholder.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39:31.303147506</meta:creation-date>
    <dc:date>2023-08-24T11:48:22.973397422</dc:date>
    <meta:editing-duration>PT7M41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3" meta:word-count="8" meta:character-count="37" meta:non-whitespace-character-count="31"/>
  </office:meta>
</office:document-meta>
</file>